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Google Sans Text" svg:font-family="'Google Sans Text', sans-serif"/>
    <style:font-face style:name="OpenSymbol" svg:font-family="OpenSymbol"/>
    <style:font-face style:name="var font-ibm-plex-mono" svg:font-family="'var font-ibm-plex-mono'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20.643cm" fo:margin-left="1.247cm" table:align="left"/>
    </style:style>
    <style:style style:name="Tabell1.A" style:family="table-column">
      <style:table-column-properties style:column-width="5.482cm"/>
    </style:style>
    <style:style style:name="Tabell1.B" style:family="table-column">
      <style:table-column-properties style:column-width="5.061cm"/>
    </style:style>
    <style:style style:name="Tabell1.C" style:family="table-column">
      <style:table-column-properties style:column-width="4.897cm"/>
    </style:style>
    <style:style style:name="Tabell1.D" style:family="table-column">
      <style:table-column-properties style:column-width="1.713cm"/>
    </style:style>
    <style:style style:name="Tabell1.E" style:family="table-column">
      <style:table-column-properties style:column-width="3.491cm"/>
    </style:style>
    <style:style style:name="Tabell1.A1" style:family="table-cell">
      <style:table-cell-properties style:vertical-align="middle" fo:padding="0.049cm" fo:border="none"/>
    </style:style>
    <style:style style:name="Tabell2" style:family="table">
      <style:table-properties style:width="28.751cm" table:align="left"/>
    </style:style>
    <style:style style:name="Tabell2.A" style:family="table-column">
      <style:table-column-properties style:column-width="5.761cm"/>
    </style:style>
    <style:style style:name="Tabell2.B" style:family="table-column">
      <style:table-column-properties style:column-width="4.782cm"/>
    </style:style>
    <style:style style:name="Tabell2.C" style:family="table-column">
      <style:table-column-properties style:column-width="4.671cm"/>
    </style:style>
    <style:style style:name="Tabell2.D" style:family="table-column">
      <style:table-column-properties style:column-width="4.736cm"/>
    </style:style>
    <style:style style:name="Tabell2.E" style:family="table-column">
      <style:table-column-properties style:column-width="3.946cm"/>
    </style:style>
    <style:style style:name="Tabell2.F" style:family="table-column">
      <style:table-column-properties style:column-width="1.734cm"/>
    </style:style>
    <style:style style:name="Tabell2.G" style:family="table-column">
      <style:table-column-properties style:column-width="3.122cm"/>
    </style:style>
    <style:style style:name="Tabell2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fo:line-height="114%" fo:orphans="2" fo:widows="2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line-height="114%" fo:orphans="2" fo:widows="2" fo:text-indent="0cm" style:auto-text-indent="false" fo:padding="0cm" fo:border="none"/>
      <style:text-properties fo:color="#1f1f1f" style:font-name="Google Sans Text" fo:font-weight="bold"/>
    </style:style>
    <style:style style:name="P3" style:family="paragraph" style:parent-style-name="Table_20_Contents">
      <style:paragraph-properties fo:margin-left="0cm" fo:margin-right="0cm" fo:margin-top="0cm" fo:margin-bottom="0cm" fo:line-height="114%" fo:orphans="2" fo:widows="2" fo:text-indent="0cm" style:auto-text-indent="false" fo:padding="0cm" fo:border="none"/>
      <style:text-properties fo:color="#1f1f1f" style:font-name="Google Sans Text"/>
    </style:style>
    <style:style style:name="P4" style:family="paragraph" style:parent-style-name="Table_20_Contents">
      <style:paragraph-properties fo:margin-left="0cm" fo:margin-right="0cm" fo:margin-top="0cm" fo:margin-bottom="0cm" fo:line-height="114%" fo:orphans="2" fo:widows="2" fo:text-indent="0cm" style:auto-text-indent="false" fo:padding="0cm" fo:border="none"/>
      <style:text-properties fo:color="#1f1f1f"/>
    </style:style>
    <style:style style:name="P5" style:family="paragraph" style:parent-style-name="Preformatted_20_Text" style:list-style-name="L1">
      <style:paragraph-properties fo:margin-top="0cm" fo:margin-bottom="0.212cm" fo:background-color="#ffffff" fo:padding="0cm" fo:border="none">
        <style:background-image/>
      </style:paragraph-properties>
    </style:style>
    <style:style style:name="P6" style:family="paragraph" style:parent-style-name="Preformatted_20_Text" style:list-style-name="L1">
      <style:paragraph-properties fo:margin-top="0cm" fo:margin-bottom="0.212cm" fo:background-color="#ffffff" fo:padding="0cm" fo:border="none">
        <style:background-image/>
      </style:paragraph-properties>
      <style:text-properties fo:font-style="italic"/>
    </style:style>
    <style:style style:name="P7" style:family="paragraph" style:parent-style-name="Preformatted_20_Text" style:list-style-name="L1">
      <style:paragraph-properties fo:margin-top="0cm" fo:margin-bottom="0.212cm" fo:break-before="page" fo:background-color="#ffffff" fo:padding="0cm" fo:border="none">
        <style:background-image/>
      </style:paragraph-properties>
    </style:style>
    <style:style style:name="P8" style:family="paragraph" style:parent-style-name="Text_20_body">
      <style:text-properties fo:font-variant="normal" fo:text-transform="none" fo:color="#222222" style:font-name="Arial1" fo:font-size="12pt" fo:letter-spacing="normal" fo:font-style="normal" fo:font-weight="normal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222222" style:font-name="Arial1" fo:font-size="12pt" fo:letter-spacing="normal" fo:font-style="normal" fo:font-weight="normal"/>
    </style:style>
    <style:style style:name="T1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2" style:family="text">
      <style:text-properties fo:color="#002339" style:font-name="var font-ibm-plex-mono" fo:background-color="#ffffff"/>
    </style:style>
    <style:style style:name="T3" style:family="text">
      <style:text-properties fo:color="#002339" fo:background-color="#ffffff"/>
    </style:style>
    <style:style style:name="T4" style:family="text">
      <style:text-properties fo:color="#110000" style:font-name="var font-ibm-plex-mono" fo:background-color="#ffffff"/>
    </style:style>
    <style:style style:name="T5" style:family="text">
      <style:text-properties fo:color="#357b42" style:font-name="var font-ibm-plex-mono" fo:background-color="#ffffff"/>
    </style:style>
    <style:style style:name="T6" style:family="text">
      <style:text-properties fo:color="#357b42" style:font-name="var font-ibm-plex-mono" fo:font-style="italic" fo:background-color="#ffffff"/>
    </style:style>
    <style:style style:name="T7" style:family="text">
      <style:text-properties fo:color="#357b42" fo:background-color="#ffffff"/>
    </style:style>
    <style:style style:name="T8" style:family="text">
      <style:text-properties fo:color="#0991b6" style:font-name="var font-ibm-plex-mono" fo:background-color="#ffffff"/>
    </style:style>
    <style:style style:name="T9" style:family="text">
      <style:text-properties fo:color="#2f86d2" style:font-name="var font-ibm-plex-mono" fo:background-color="#ffffff"/>
    </style:style>
    <style:style style:name="T10" style:family="text">
      <style:text-properties fo:color="#2f86d2" fo:background-color="#ffffff"/>
    </style:style>
    <style:style style:name="T11" style:family="text">
      <style:text-properties fo:color="#7b30d0" style:font-name="var font-ibm-plex-mono" fo:background-color="#ffffff"/>
    </style:style>
    <style:style style:name="T12" style:family="text">
      <style:text-properties fo:color="#174781" style:font-name="var font-ibm-plex-mono" fo:background-color="#ffffff"/>
    </style:style>
    <style:style style:name="T13" style:family="text">
      <style:text-properties fo:color="#a44185" style:font-name="var font-ibm-plex-mono" fo:background-color="#ffffff"/>
    </style:style>
    <style:style style:name="T14" style:family="text">
      <style:text-properties fo:color="#7eb233" style:font-name="var font-ibm-plex-mono" fo:background-color="#ffffff"/>
    </style:style>
    <style:style style:name="T15" style:family="text">
      <style:text-properties fo:color="#7eb233" fo:background-color="#ffffff"/>
    </style:style>
    <style:style style:name="T16" style:family="text">
      <style:text-properties fo:color="#b1108e" style:font-name="var font-ibm-plex-mono" fo:background-color="#ffffff"/>
    </style:style>
    <style:style style:name="T17" style:family="text">
      <style:text-properties fo:color="#dc3eb7" style:font-name="var font-ibm-plex-mono" fo:background-color="#ffffff"/>
    </style:style>
    <style:style style:name="T18" style:family="text">
      <style:text-properties fo:color="#1f1f1f" style:font-name="Google Sans Tex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 want you to act as a Senior Software Architect. Below are my instructions for creating a comprehensive refactoring plan for a large-scale JavaScript project. Please read through STEP 1 and STEP 2 carefully and produce the requested <text:span text:style-name="Source_20_Text">REFACTOR_PLAN.md</text:span> file according to all specified constraints </text:p>
      <text:p text:style-name="P8"/>
      <text:p text:style-name="P8">STEG 1.</text:p>
      <text:p text:style-name="Text_20_body"><text:span text:style-name="T1">I have a JavaScript project with:</text:span><text:line-break/><text:span text:style-name="T1">- a main file (app.js) of approximately 9000 lines</text:span><text:line-break/><text:span text:style-name="T1">- a large i18n.js file with all language texts</text:span><text:line-break/><text:line-break/><text:span text:style-name="T1">I want you to CREATE a complete file called REFACTOR_PLAN.md.</text:span><text:line-break/><text:line-break/><text:span text:style-name="T1">The goal is to safely refactor the project into smaller modules using CommonJS (module.exports / require) so that the application:</text:span><text:line-break/><text:span text:style-name="T1">- remains fully runnable locally on any computer at all times</text:span><text:line-break/><text:span text:style-name="T1">- is compatible with Parcel</text:span><text:line-break/><text:span text:style-name="T1">- can later be converted to ES-modules with minimal effort</text:span><text:line-break/><text:line-break/><text:span text:style-name="T1">Absolute priorities:</text:span><text:line-break/><text:span text:style-name="T1">- No behavior changes</text:span><text:line-break/><text:span text:style-name="T1">- No feature changes</text:span><text:line-break/><text:span text:style-name="T1">- Prevent code corruption at all costs</text:span><text:line-break/><text:span text:style-name="T1">- Use CommonJS for all modules now</text:span><text:line-break/><text:span text:style-name="T1">- Main and i18n.js file must be modularized safely</text:span><text:line-break/><text:line-break/><text:span text:style-name="T1">Goals:</text:span><text:line-break/><text:span text:style-name="T1">- Split the main file (app.js) and i18n.js into well-defined modules (e.g., state, API, UI, utils, i18n, etc.)</text:span><text:line-break/><text:span text:style-name="T1">- Target file size: ideally under 200–400 lines.</text:span><text:line-break/><text:span text:style-name="T1">- Make future maintenance, testing, and language support easier</text:span><text:line-break/><text:line-break/><text:span text:style-name="T1">REFACTOR_PLAN.md must include:</text:span><text:line-break/><text:span text:style-name="T1">1. Clear project goals</text:span><text:line-break/><text:span text:style-name="T1">2. Non-negotiable refactor rules</text:span><text:line-break/><text:span text:style-name="T1">3. Analysis of the Main file (app.js) and i18n.js</text:span><text:line-break/><text:span text:style-name="T1">4. Breakdown of responsibilities in each file</text:span><text:line-break/><text:span text:style-name="T1">5. Proposed module and folder structure</text:span><text:line-break/><text:span text:style-name="T1">6. Step-by-step refactor phases, each keeping the app fully runnable</text:span><text:line-break/><text:span text:style-name="T1">7. Verification and safety strategy</text:span><text:line-break/><text:span text:style-name="T1">8. Risk analysis</text:span><text:line-break/><text:span text:style-name="T1">9. Progress tracking section</text:span><text:line-break/><text:line-break/><text:span text:style-name="T1">Constraints:</text:span><text:line-break/><text:span text:style-name="T1">- Do NOT refactor any code yet</text:span><text:line-break/><text:span text:style-name="T1">- Do NOT rewrite logic</text:span><text:line-break/><text:span text:style-name="T1">- Only produce the refactor plan document</text:span><text:line-break/><text:span text:style-name="T1">- Include examples showing how modules will be structured using require/module.exports</text:span><text:line-break/><text:line-break/><text:span text:style-name="T1">Write the full contents of REFACTOR_PLAN.md in Markdown format, showing:</text:span><text:line-break/><text:span text:style-name="T1">- Proposed module names</text:span><text:line-break/><text:span text:style-name="T1">- Suggested folder structure</text:span><text:line-break/><text:soft-page-break/><text:span text:style-name="T1">- Example require statements for the main file and i18n.js</text:span><text:line-break/><text:span text:style-name="T1">- Step-by-step phases for safe refactoring</text:span> </text:p>
      <text:p text:style-name="Text_20_body"/>
      <text:p text:style-name="Text_20_body"/>
      <text:p text:style-name="Text_20_body"/>
      <text:p text:style-name="Text_20_body">STEG 2.</text:p>
      <text:p text:style-name="Text_20_body"/>
      <text:p text:style-name="Text_20_body"><text:span text:style-name="Strong_20_Emphasis">Syfte med detta steg:</text:span> Skapa en så komplett bild som möjligt av beroenden, sidopåverkan (side-effects), globala mutationer och Parcel-/web-kompatibilitetsfällor <text:span text:style-name="Strong_20_Emphasis">innan</text:span> vi rör en enda rad kod i produktionsfilen.</text:p>
      <text:p text:style-name="Text_20_body"><text:span text:style-name="Strong_20_Emphasis">Mål:</text:span> Efter detta steg ska vi kunna flytta kodbitar med <text:span text:style-name="Strong_20_Emphasis">mycket hög säkerhet</text:span> att applikationen fortfarande fungerar efter varje liten flytt.</text:p>
      <text:h text:style-name="Heading_20_3" text:outline-level="3">Uppgifter att utföra (obligatoriska – gör alla!)</text:h>
      <text:list xml:id="list7356937904595934376" text:style-name="L1">
        <text:list-item>
          <text:p text:style-name="P9"><text:span text:style-name="Strong_20_Emphasis">Globala tillstånd &amp; mutationer – fullständig inventering</text:span> Skapa en tabell över <text:span text:style-name="Strong_20_Emphasis">alla</text:span> globala variabler/objekt som muteras någonstans i app.js.</text:p>
        </text:list-item>
      </text:list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header-rows>
          <table:table-row>
            <table:table-cell table:style-name="Tabell1.A1" office:value-type="string">
              <text:p text:style-name="Table_20_Heading">Global / Objekt</text:p>
            </table:table-cell>
            <table:table-cell table:style-name="Tabell1.A1" office:value-type="string">
              <text:p text:style-name="Table_20_Heading">Skrivs/muteras av funktioner (exakta namn)</text:p>
            </table:table-cell>
            <table:table-cell table:style-name="Tabell1.A1" office:value-type="string">
              <text:p text:style-name="Table_20_Heading">Läses av funktioner (exempel)</text:p>
            </table:table-cell>
            <table:table-cell table:style-name="Tabell1.A1" office:value-type="string">
              <text:p text:style-name="Table_20_Heading">Muteras ofta?</text:p>
            </table:table-cell>
            <table:table-cell table:style-name="Tabell1.A1" office:value-type="string">
              <text:p text:style-name="Table_20_Heading">Rekommenderad strategi</text:p>
            </table:table-cell>
          </table:table-row>
        </table:table-header-rows>
        <table:table-row>
          <table:table-cell table:style-name="Tabell1.A1" office:value-type="string">
            <text:p text:style-name="Table_20_Contents">AppState</text:p>
          </table:table-cell>
          <table:table-cell table:style-name="Tabell1.A1" office:value-type="string">
            <text:p text:style-name="Table_20_Contents">initializeProject, saveCurrentProject, addRisk, updateRisk, …</text:p>
          </table:table-cell>
          <table:table-cell table:style-name="Tabell1.A1" office:value-type="string">
            <text:p text:style-name="Table_20_Contents">renderRiskCards, getRiskDescriptionFallback, nästan allt</text:p>
          </table:table-cell>
          <table:table-cell table:style-name="Tabell1.A1" office:value-type="string">
            <text:p text:style-name="Table_20_Contents">Ja</text:p>
          </table:table-cell>
          <table:table-cell table:style-name="Tabell1.A1" office:value-type="string">
            <text:p text:style-name="Table_20_Contents">Central state-modul + getters/setters + events?</text:p>
          </table:table-cell>
        </table:table-row>
        <table:table-row>
          <table:table-cell table:style-name="Tabell1.A1" office:value-type="string">
            <text:p text:style-name="Table_20_Contents">RiskLevelsFallback</text:p>
          </table:table-cell>
          <table:table-cell table:style-name="Tabell1.A1" office:value-type="string">
            <text:p text:style-name="Table_20_Contents">(ingen – konstant)</text:p>
          </table:table-cell>
          <table:table-cell table:style-name="Tabell1.A1" office:value-type="string">
            <text:p text:style-name="Table_20_Contents">getRiskDescriptionFallback</text:p>
          </table:table-cell>
          <table:table-cell table:style-name="Tabell1.A1" office:value-type="string">
            <text:p text:style-name="Table_20_Contents">Nej</text:p>
          </table:table-cell>
          <table:table-cell table:style-name="Tabell1.A1" office:value-type="string">
            <text:p text:style-name="Table_20_Contents">Flytta till data/constants.js</text:p>
          </table:table-cell>
        </table:table-row>
        <table:table-row>
          <table:table-cell table:style-name="Tabell1.A1" office:value-type="string">
            <text:p text:style-name="Table_20_Contents">currentLang</text:p>
          </table:table-cell>
          <table:table-cell table:style-name="Tabell1.A1" office:value-type="string">
            <text:p text:style-name="Table_20_Contents">(troligen språkväxling – leta efter setLanguage eller liknande)</text:p>
          </table:table-cell>
          <table:table-cell table:style-name="Tabell1.A1" office:value-type="string">
            <text:p text:style-name="Table_20_Contents">t(), render-funktioner</text:p>
          </table:table-cell>
          <table:table-cell table:style-name="Tabell1.A1" office:value-type="string">
            <text:p text:style-name="Table_20_Contents">Sällan</text:p>
          </table:table-cell>
          <table:table-cell table:style-name="Tabell1.A1" office:value-type="string">
            <text:p text:style-name="Table_20_Contents">Flytta till i18n-modul + event</text:p>
          </table:table-cell>
        </table:table-row>
        <table:table-row>
          <table:table-cell table:style-name="Tabell1.A1" office:value-type="string">
            <text:p text:style-name="Table_20_Contents">window.openRiskMatrixModal etc</text:p>
          </table:table-cell>
          <table:table-cell table:style-name="Tabell1.A1" office:value-type="string">
            <text:p text:style-name="Table_20_Contents">document.addEventListener('DOMContentLoaded', …)</text:p>
          </table:table-cell>
          <table:table-cell table:style-name="Tabell1.A1" office:value-type="string">
            <text:p text:style-name="Table_20_Contents">Inline onclick-attribut i HTML</text:p>
          </table:table-cell>
          <table:table-cell table:style-name="Tabell1.A1" office:value-type="string">
            <text:p text:style-name="Table_20_Contents">Nej</text:p>
          </table:table-cell>
          <table:table-cell table:style-name="Tabell1.A1" office:value-type="string">
            <text:p text:style-name="Table_20_Contents">Samla alla i en explicit window-exports-fil</text:p>
          </table:table-cell>
        </table:table-row>
        <table:table-row>
          <table:table-cell table:style-name="Tabell1.A1" office:value-type="string">
            <text:p text:style-name="Table_20_Contents">StorageService</text:p>
          </table:table-cell>
          <table:table-cell table:style-name="Tabell1.A1" office:value-type="string">
            <text:p text:style-name="Table_20_Contents">(antagligen global konstruktor eller objekt)</text:p>
          </table:table-cell>
          <table:table-cell table:style-name="Tabell1.A1" office:value-type="string">
            <text:p text:style-name="Table_20_Contents">saveCurrentProject, init</text:p>
          </table:table-cell>
          <table:table-cell table:style-name="Tabell1.A1" office:value-type="string">
            <text:p text:style-name="Table_20_Contents">Ja</text:p>
          </table:table-cell>
          <table:table-cell table:style-name="Tabell1.A1" office:value-type="string">
            <text:p text:style-name="Table_20_Contents">Egen modul + singleton-pattern</text:p>
          </table:table-cell>
        </table:table-row>
        <table:table-row>
          <table:table-cell table:style-name="Tabell1.A1" office:value-type="string">
            <text:p text:style-name="Table_20_Contents">RiskMatrix</text:p>
          </table:table-cell>
          <table:table-cell table:style-name="Tabell1.A1" office:value-type="string">
            <text:p text:style-name="Table_20_Contents">(troligen global konstant eller objekt)</text:p>
          </table:table-cell>
          <table:table-cell table:style-name="Tabell1.A1" office:value-type="string">
            <text:p text:style-name="Table_20_Contents">classifyRisk, calculatePL, många risk-beräkningar</text:p>
          </table:table-cell>
          <table:table-cell table:style-name="Tabell1.A1" office:value-type="string">
            <text:p text:style-name="Table_20_Contents">Nej</text:p>
          </table:table-cell>
          <table:table-cell table:style-name="Tabell1.A1" office:value-type="string">
            <text:p text:style-name="Table_20_Contents">Egen modul risk-matrix.js</text:p>
          </table:table-cell>
        </table:table-row>
      </table:table>
      <text:list xml:id="list36573177" text:continue-numbering="true" text:style-name="L1">
        <text:list-item>
          <text:p text:style-name="P9"><text:span text:style-name="Strong_20_Emphasis">Funktioner med hög koppling – beroende-matrix</text:span> Välj 15–25 viktigaste funktioner och kartlägg <text:span text:style-name="Strong_20_Emphasis">alla</text:span> externa beroenden (både globals och andra funktioner).</text:p>
          <text:p text:style-name="P9">Exempel på format (gör detta i en markdown-tabell eller separat fil):</text:p>
          <text:p text:style-name="P9"><text:span text:style-name="Source_20_Text"><text:span text:style-name="T4"/></text:span></text:p>
          <text:p text:style-name="P5"><text:span text:style-name="Source_20_Text"><text:span text:style-name="T4"/></text:span></text:p>
          <text:p text:style-name="P7"><text:span text:style-name="Source_20_Text"><text:span text:style-name="T4"/></text:span></text:p>
        </text:list-item>
      </text:list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column table:style-name="Tabell2.G"/>
        <table:table-header-rows>
          <table:table-row>
            <table:table-cell table:style-name="Tabell2.A1" office:value-type="string">
              <text:p text:style-name="P1"><text:span text:style-name="Strong_20_Emphasis"><text:span text:style-name="T18">Funktion</text:span></text:span></text:p>
            </table:table-cell>
            <table:table-cell table:style-name="Tabell2.A1" office:value-type="string">
              <text:p text:style-name="P1"><text:span text:style-name="Strong_20_Emphasis"><text:span text:style-name="T18">Läser globals</text:span></text:span></text:p>
            </table:table-cell>
            <table:table-cell table:style-name="Tabell2.A1" office:value-type="string">
              <text:p text:style-name="P1"><text:span text:style-name="Strong_20_Emphasis"><text:span text:style-name="T18">Muterar globals</text:span></text:span></text:p>
            </table:table-cell>
            <table:table-cell table:style-name="Tabell2.A1" office:value-type="string">
              <text:p text:style-name="P1"><text:span text:style-name="Strong_20_Emphasis"><text:span text:style-name="T18">Anropar andra funktioner</text:span></text:span></text:p>
            </table:table-cell>
            <table:table-cell table:style-name="Tabell2.A1" office:value-type="string">
              <text:p text:style-name="P1"><text:span text:style-name="Strong_20_Emphasis"><text:span text:style-name="T18">DOM-manipulation</text:span></text:span></text:p>
            </table:table-cell>
            <table:table-cell table:style-name="Tabell2.A1" office:value-type="string">
              <text:p text:style-name="P1"><text:span text:style-name="Strong_20_Emphasis"><text:span text:style-name="T18">Kräver window</text:span></text:span></text:p>
            </table:table-cell>
            <table:table-cell table:style-name="Tabell2.A1" office:value-type="string">
              <text:p text:style-name="P1"><text:span text:style-name="Strong_20_Emphasis"><text:span text:style-name="T18">Beroendegrad (1–5)</text:span></text:span></text:p>
            </table:table-cell>
          </table:table-row>
        </table:table-header-rows>
        <table:table-row>
          <table:table-cell table:style-name="Tabell2.A1" office:value-type="string">
            <text:p text:style-name="P2">getRiskDescriptionFallback</text:p>
          </table:table-cell>
          <table:table-cell table:style-name="Tabell2.A1" office:value-type="string">
            <text:p text:style-name="P3">RiskLevelsFallback</text:p>
          </table:table-cell>
          <table:table-cell table:style-name="Tabell2.A1" office:value-type="string">
            <text:p text:style-name="P4">–</text:p>
          </table:table-cell>
          <table:table-cell table:style-name="Tabell2.A1" office:value-type="string">
            <text:p text:style-name="P4">–</text:p>
          </table:table-cell>
          <table:table-cell table:style-name="Tabell2.A1" office:value-type="string">
            <text:p text:style-name="P4">–</text:p>
          </table:table-cell>
          <table:table-cell table:style-name="Tabell2.A1" office:value-type="string">
            <text:p text:style-name="P4">–</text:p>
          </table:table-cell>
          <table:table-cell table:style-name="Tabell2.A1" office:value-type="string">
            <text:p text:style-name="P3">2</text:p>
          </table:table-cell>
        </table:table-row>
        <table:table-row>
          <table:table-cell table:style-name="Tabell2.A1" office:value-type="string">
            <text:p text:style-name="P2">renderRiskCards</text:p>
          </table:table-cell>
          <table:table-cell table:style-name="Tabell2.A1" office:value-type="string">
            <text:p text:style-name="P3">AppState.currentProject, currentLang</text:p>
          </table:table-cell>
          <table:table-cell table:style-name="Tabell2.A1" office:value-type="string">
            <text:p text:style-name="P4">–</text:p>
          </table:table-cell>
          <table:table-cell table:style-name="Tabell2.A1" office:value-type="string">
            <text:p text:style-name="P3">mapRiskColor, t(), classifyRisk</text:p>
          </table:table-cell>
          <table:table-cell table:style-name="Tabell2.A1" office:value-type="string">
            <text:p text:style-name="P3">Ja (mycket)</text:p>
          </table:table-cell>
          <table:table-cell table:style-name="Tabell2.A1" office:value-type="string">
            <text:p text:style-name="P4">–</text:p>
          </table:table-cell>
          <table:table-cell table:style-name="Tabell2.A1" office:value-type="string">
            <text:p text:style-name="P3">5</text:p>
          </table:table-cell>
        </table:table-row>
        <table:table-row>
          <table:table-cell table:style-name="Tabell2.A1" office:value-type="string">
            <text:p text:style-name="P2">openRiskMatrixModal</text:p>
          </table:table-cell>
          <table:table-cell table:style-name="Tabell2.A1" office:value-type="string">
            <text:p text:style-name="P4">–</text:p>
          </table:table-cell>
          <table:table-cell table:style-name="Tabell2.A1" office:value-type="string">
            <text:p text:style-name="P4">–</text:p>
          </table:table-cell>
          <table:table-cell table:style-name="Tabell2.A1" office:value-type="string">
            <text:p text:style-name="P3">renderRiskMatrixInfo(), t()</text:p>
          </table:table-cell>
          <table:table-cell table:style-name="Tabell2.A1" office:value-type="string">
            <text:p text:style-name="P3">Ja</text:p>
          </table:table-cell>
          <table:table-cell table:style-name="Tabell2.A1" office:value-type="string">
            <text:p text:style-name="P3">Ja</text:p>
          </table:table-cell>
          <table:table-cell table:style-name="Tabell2.A1" office:value-type="string">
            <text:p text:style-name="P3">4</text:p>
          </table:table-cell>
        </table:table-row>
        <table:table-row>
          <table:table-cell table:style-name="Tabell2.A1" office:value-type="string">
            <text:p text:style-name="P2">initializeProject</text:p>
          </table:table-cell>
          <table:table-cell table:style-name="Tabell2.A1" office:value-type="string">
            <text:p text:style-name="P3">StorageService, AppState</text:p>
          </table:table-cell>
          <table:table-cell table:style-name="Tabell2.A1" office:value-type="string">
            <text:p text:style-name="P3">AppState.currentProject</text:p>
          </table:table-cell>
          <table:table-cell table:style-name="Tabell2.A1" office:value-type="string">
            <text:p text:style-name="P3">loadProjectDataToForm, render...</text:p>
          </table:table-cell>
          <table:table-cell table:style-name="Tabell2.A1" office:value-type="string">
            <text:p text:style-name="P3">Ja</text:p>
          </table:table-cell>
          <table:table-cell table:style-name="Tabell2.A1" office:value-type="string">
            <text:p text:style-name="P4">–</text:p>
          </table:table-cell>
          <table:table-cell table:style-name="Tabell2.A1" office:value-type="string">
            <text:p text:style-name="P3">5</text:p>
          </table:table-cell>
        </table:table-row>
      </table:table>
      <text:list xml:id="list36571226" text:continue-numbering="true" text:style-name="L1">
        <text:list-header>
          <text:p text:style-name="P5"><text:span text:style-name="Source_20_Text"><text:span text:style-name="T4"/></text:span></text:p>
          <text:p text:style-name="P9"><text:span text:style-name="Strong_20_Emphasis">Prioritera</text:span> funktioner med beroendegrad 4–5 först i senare faser.</text:p>
        </text:list-header>
        <text:list-item>
          <text:p text:style-name="P9"><text:span text:style-name="Strong_20_Emphasis">Window-namespace-fällor (Parcel + script-scope)</text:span> Lista <text:span text:style-name="Strong_20_Emphasis">alla</text:span> förekomster där vi skriver till window:</text:p>
          <text:list>
            <text:list-item>
              <text:p text:style-name="P10">window.openRiskMatrixModal = … </text:p>
            </text:list-item>
            <text:list-item>
              <text:p text:style-name="P10">window.closeRiskMatrixModal = … </text:p>
            </text:list-item>
            <text:list-item>
              <text:p text:style-name="P10">window.printRiskAssessment = … </text:p>
            </text:list-item>
            <text:list-item>
              <text:p text:style-name="P9">etc. </text:p>
            </text:list-item>
          </text:list>
          <text:p text:style-name="P9"><text:span text:style-name="Strong_20_Emphasis">Beslut som måste tas innan flytt:</text:span></text:p>
          <text:list text:continue-numbering="true">
            <text:list-item>
              <text:p text:style-name="P10">Ska vi behålla dem på window? (sannolikt ja pga inline onclick i HTML) </text:p>
            </text:list-item>
            <text:list-item>
              <text:p text:style-name="P10">Var ska vi samla dessa tilldelningar? (rekommendation: en fil src/bridge/window-exports.js som bara körs i slutet) </text:p>
            </text:list-item>
          </text:list>
        </text:list-item>
        <text:list-item>
          <text:p text:style-name="P9"><text:span text:style-name="Strong_20_Emphasis">Event-lyssnare som skapar beroenden</text:span> Identifiera alla ställen där event-lyssnare registreras som refererar till funktioner vi planerar att flytta:</text:p>
          <text:list>
            <text:list-item>
              <text:p text:style-name="P10">document.addEventListener('DOMContentLoaded', async () =&gt; { … }) </text:p>
            </text:list-item>
            <text:list-item>
              <text:p text:style-name="P10">document.addEventListener('click', (e) =&gt; { … }) ← blockering av radio/checkbox i modul-läge </text:p>
            </text:list-item>
            <text:list-item>
              <text:p text:style-name="P9">window.addEventListener('click', …) ← modal-stängning </text:p>
            </text:list-item>
          </text:list>
          <text:p text:style-name="P9"><text:span text:style-name="Strong_20_Emphasis">Fråga att besvara:</text:span></text:p>
          <text:list text:continue-numbering="true">
            <text:list-item>
              <text:p text:style-name="P10">Ska init-koden ligga kvar i index.js eller flyttas till en src/init/app-init.js? </text:p>
            </text:list-item>
          </text:list>
        </text:list-item>
        <text:list-item>
          <text:p text:style-name="P9"><text:span text:style-name="Strong_20_Emphasis">DOM-direkta beroenden – querySelector-fällor</text:span> Skapa en lista över de vanligaste DOM-id:n och klasser som används med document.getElementById() / querySelector().</text:p>
          <text:p text:style-name="P9">Exempel:</text:p>
          <text:p text:style-name="P9">text</text:p>
          <text:p text:style-name="P5"><text:span text:style-name="Source_20_Text"><text:span text:style-name="T2">ID / Selektor <text:s text:c="20"/>Används i funktioner</text:span></text:span></text:p>
          <text:p text:style-name="P5"><text:span text:style-name="Source_20_Text"><text:span text:style-name="T3">──────────────────────────────────────────────────────</text:span></text:span></text:p>
          <text:p text:style-name="P5"><text:span text:style-name="Source_20_Text"><text:span text:style-name="T2">tab1, tab2, tab3, tab4 <text:s text:c="11"/>switchTab, initializeTabs</text:span></text:span></text:p>
          <text:p text:style-name="P5"><text:span text:style-name="Source_20_Text"><text:span text:style-name="T2">risk-cards-container <text:s text:c="13"/>renderRiskCards</text:span></text:span></text:p>
          <text:p text:style-name="P5"><text:span text:style-name="Source_20_Text"><text:span text:style-name="T2">image-viewer-modal <text:s text:c="15"/>openImageViewer</text:span></text:span></text:p>
          <text:p text:style-name="P5"><text:span text:style-name="Source_20_Text"><text:span text:style-name="T2">layout-images-container <text:s text:c="10"/>renderLayoutImages</text:span></text:span></text:p>
          <text:p text:style-name="P9">Detta blir viktigt när vi börjar flytta renderingslogik.</text:p>
        </text:list-item>
        <text:list-item>
          <text:p text:style-name="P9"><text:span text:style-name="Strong_20_Emphasis">Cirkulärberoende-risker – potentiella faror</text:span> Markera par/moduler som riskerar att bli cirkulära:</text:p>
          <text:list>
            <text:list-item>
              <text:p text:style-name="P10"><text:soft-page-break/>state/app-state ↔ ui/risks (renderRiskCards behöver AppState, addRisk muterar AppState) </text:p>
            </text:list-item>
            <text:list-item>
              <text:p text:style-name="P10">logic/risk-calculations ↔ state/app-state </text:p>
            </text:list-item>
            <text:list-item>
              <text:p text:style-name="P9">ui/modals ↔ ui/risks (modal öppnar risk-info) </text:p>
            </text:list-item>
          </text:list>
          <text:p text:style-name="P9"><text:span text:style-name="Strong_20_Emphasis">Föreslagna lösningar i förväg:</text:span></text:p>
          <text:list text:continue-numbering="true">
            <text:list-item>
              <text:p text:style-name="P10">Dependency injection (skicka in state som parameter) </text:p>
            </text:list-item>
            <text:list-item>
              <text:p text:style-name="P10">Event-emitter / pub-sub för uppdateringar </text:p>
            </text:list-item>
            <text:list-item>
              <text:p text:style-name="P10">Separera read- och write-åtkomst </text:p>
            </text:list-item>
          </text:list>
        </text:list-item>
        <text:list-item>
          <text:p text:style-name="P9"><text:span text:style-name="Strong_20_Emphasis">Modul-signatur – konkret exempel för de viktigaste modulerna</text:span> (detta är det du ska godkänna innan vi börjar flytta kod)</text:p>
          <text:p text:style-name="P9">JavaScript</text:p>
          <text:p text:style-name="P6"><text:span text:style-name="Source_20_Text"><text:span text:style-name="T5">// src/state/app-state.js</text:span></text:span></text:p>
          <text:p text:style-name="P5"><text:span text:style-name="Source_20_Text"><text:span text:style-name="T8">let</text:span></text:span><text:span text:style-name="Source_20_Text"><text:span text:style-name="T9"> _state</text:span></text:span><text:span text:style-name="Source_20_Text"><text:span text:style-name="T11"> =</text:span></text:span><text:span text:style-name="Source_20_Text"><text:span text:style-name="T2"> { currentProject: </text:span></text:span><text:span text:style-name="Source_20_Text"><text:span text:style-name="T12">null</text:span></text:span><text:span text:style-name="Source_20_Text"><text:span text:style-name="T2">, currentTab: </text:span></text:span><text:span text:style-name="Source_20_Text"><text:span text:style-name="T13">'tab1'</text:span></text:span><text:span text:style-name="Source_20_Text"><text:span text:style-name="T2">, </text:span></text:span><text:span text:style-name="Source_20_Text"><text:span text:style-name="T11">...</text:span></text:span><text:span text:style-name="Source_20_Text"><text:span text:style-name="T2"> };</text:span></text:span></text:p>
          <text:p text:style-name="P5"/>
          <text:p text:style-name="P5"><text:span text:style-name="Source_20_Text"><text:span text:style-name="T8">const</text:span></text:span><text:span text:style-name="Source_20_Text"><text:span text:style-name="T9"> AppState</text:span></text:span><text:span text:style-name="Source_20_Text"><text:span text:style-name="T11"> =</text:span></text:span><text:span text:style-name="Source_20_Text"><text:span text:style-name="T2"> {</text:span></text:span></text:p>
          <text:p text:style-name="P5"><text:span text:style-name="Source_20_Text"><text:span text:style-name="T15"><text:s text:c="2"/></text:span></text:span><text:span text:style-name="Source_20_Text"><text:span text:style-name="T14">getState</text:span></text:span><text:span text:style-name="Source_20_Text"><text:span text:style-name="T2">() <text:s text:c="9"/>{ </text:span></text:span><text:span text:style-name="Source_20_Text"><text:span text:style-name="T11">return</text:span></text:span><text:span text:style-name="Source_20_Text"><text:span text:style-name="T2"> { </text:span></text:span><text:span text:style-name="Source_20_Text"><text:span text:style-name="T11">...</text:span></text:span><text:span text:style-name="Source_20_Text"><text:span text:style-name="T9">_state</text:span></text:span><text:span text:style-name="Source_20_Text"><text:span text:style-name="T2"> }; }, </text:span></text:span><text:span text:style-name="Source_20_Text"><text:span text:style-name="T6">// shallow copy</text:span></text:span></text:p>
          <text:p text:style-name="P5"><text:span text:style-name="Source_20_Text"><text:span text:style-name="T15"><text:s text:c="2"/></text:span></text:span><text:span text:style-name="Source_20_Text"><text:span text:style-name="T14">getCurrentProject</text:span></text:span><text:span text:style-name="Source_20_Text"><text:span text:style-name="T2">() { </text:span></text:span><text:span text:style-name="Source_20_Text"><text:span text:style-name="T11">return</text:span></text:span><text:span text:style-name="Source_20_Text"><text:span text:style-name="T9"> _state</text:span></text:span><text:span text:style-name="Source_20_Text"><text:span text:style-name="T2">.</text:span></text:span><text:span text:style-name="Source_20_Text"><text:span text:style-name="T9">currentProject</text:span></text:span><text:span text:style-name="Source_20_Text"><text:span text:style-name="T2">; },</text:span></text:span></text:p>
          <text:p text:style-name="P5"><text:span text:style-name="Source_20_Text"><text:span text:style-name="T15"><text:s text:c="2"/></text:span></text:span><text:span text:style-name="Source_20_Text"><text:span text:style-name="T14">setCurrentProject</text:span></text:span><text:span text:style-name="Source_20_Text"><text:span text:style-name="T2">(</text:span></text:span><text:span text:style-name="Source_20_Text"><text:span text:style-name="T16">p</text:span></text:span><text:span text:style-name="Source_20_Text"><text:span text:style-name="T2">) { </text:span></text:span><text:span text:style-name="Source_20_Text"><text:span text:style-name="T9">_state</text:span></text:span><text:span text:style-name="Source_20_Text"><text:span text:style-name="T2">.</text:span></text:span><text:span text:style-name="Source_20_Text"><text:span text:style-name="T9">currentProject</text:span></text:span><text:span text:style-name="Source_20_Text"><text:span text:style-name="T11"> =</text:span></text:span><text:span text:style-name="Source_20_Text"><text:span text:style-name="T9"> p</text:span></text:span><text:span text:style-name="Source_20_Text"><text:span text:style-name="T2">; </text:span></text:span><text:span text:style-name="Source_20_Text"><text:span text:style-name="T14">triggerUpdate</text:span></text:span><text:span text:style-name="Source_20_Text"><text:span text:style-name="T2">(</text:span></text:span><text:span text:style-name="Source_20_Text"><text:span text:style-name="T13">'project-changed'</text:span></text:span><text:span text:style-name="Source_20_Text"><text:span text:style-name="T2">); },</text:span></text:span></text:p>
          <text:p text:style-name="P5"><text:span text:style-name="Source_20_Text"><text:span text:style-name="T7"><text:s text:c="2"/></text:span></text:span><text:span text:style-name="Source_20_Text"><text:span text:style-name="T6">// ... fler setters</text:span></text:span></text:p>
          <text:p text:style-name="P5"><text:span text:style-name="Source_20_Text"><text:span text:style-name="T2">};</text:span></text:span></text:p>
          <text:p text:style-name="P5"/>
          <text:p text:style-name="P6"><text:span text:style-name="Source_20_Text"><text:span text:style-name="T5">// Optional: enkel pub/sub för stora uppdateringar</text:span></text:span></text:p>
          <text:p text:style-name="P5"><text:span text:style-name="Source_20_Text"><text:span text:style-name="T8">const</text:span></text:span><text:span text:style-name="Source_20_Text"><text:span text:style-name="T9"> listeners</text:span></text:span><text:span text:style-name="Source_20_Text"><text:span text:style-name="T11"> =</text:span></text:span><text:span text:style-name="Source_20_Text"><text:span text:style-name="T2"> {};</text:span></text:span></text:p>
          <text:p text:style-name="P5"><text:span text:style-name="Source_20_Text"><text:span text:style-name="T8">function</text:span></text:span><text:span text:style-name="Source_20_Text"><text:span text:style-name="T14"> triggerUpdate</text:span></text:span><text:span text:style-name="Source_20_Text"><text:span text:style-name="T2">(</text:span></text:span><text:span text:style-name="Source_20_Text"><text:span text:style-name="T16">eventName</text:span></text:span><text:span text:style-name="Source_20_Text"><text:span text:style-name="T2">) {</text:span></text:span></text:p>
          <text:p text:style-name="P5"><text:span text:style-name="Source_20_Text"><text:span text:style-name="T3"><text:s text:c="2"/></text:span></text:span><text:span text:style-name="Source_20_Text"><text:span text:style-name="T2">(</text:span></text:span><text:span text:style-name="Source_20_Text"><text:span text:style-name="T9">listeners</text:span></text:span><text:span text:style-name="Source_20_Text"><text:span text:style-name="T2">[</text:span></text:span><text:span text:style-name="Source_20_Text"><text:span text:style-name="T9">eventName</text:span></text:span><text:span text:style-name="Source_20_Text"><text:span text:style-name="T2">] </text:span></text:span><text:span text:style-name="Source_20_Text"><text:span text:style-name="T11">||</text:span></text:span><text:span text:style-name="Source_20_Text"><text:span text:style-name="T2"> []).</text:span></text:span><text:span text:style-name="Source_20_Text"><text:span text:style-name="T14">forEach</text:span></text:span><text:span text:style-name="Source_20_Text"><text:span text:style-name="T2">(</text:span></text:span><text:span text:style-name="Source_20_Text"><text:span text:style-name="T16">cb</text:span></text:span><text:span text:style-name="Source_20_Text"><text:span text:style-name="T8"> =&gt;</text:span></text:span><text:span text:style-name="Source_20_Text"><text:span text:style-name="T14"> cb</text:span></text:span><text:span text:style-name="Source_20_Text"><text:span text:style-name="T2">());</text:span></text:span></text:p>
          <text:p text:style-name="P5"><text:span text:style-name="Source_20_Text"><text:span text:style-name="T2">}</text:span></text:span></text:p>
          <text:p text:style-name="P5"/>
          <text:p text:style-name="P5"><text:span text:style-name="Source_20_Text"><text:span text:style-name="T17">module</text:span></text:span><text:span text:style-name="Source_20_Text"><text:span text:style-name="T2">.</text:span></text:span><text:span text:style-name="Source_20_Text"><text:span text:style-name="T17">exports</text:span></text:span><text:span text:style-name="Source_20_Text"><text:span text:style-name="T11"> =</text:span></text:span><text:span text:style-name="Source_20_Text"><text:span text:style-name="T2"> { </text:span></text:span><text:span text:style-name="Source_20_Text"><text:span text:style-name="T9">AppState</text:span></text:span><text:span text:style-name="Source_20_Text"><text:span text:style-name="T2">, </text:span></text:span><text:span text:style-name="Source_20_Text"><text:span text:style-name="T14">onStateChange</text:span></text:span><text:span text:style-name="Source_20_Text"><text:span text:style-name="T2">: (</text:span></text:span><text:span text:style-name="Source_20_Text"><text:span text:style-name="T16">ev</text:span></text:span><text:span text:style-name="Source_20_Text"><text:span text:style-name="T2">, </text:span></text:span><text:span text:style-name="Source_20_Text"><text:span text:style-name="T16">cb</text:span></text:span><text:span text:style-name="Source_20_Text"><text:span text:style-name="T2">) </text:span></text:span><text:span text:style-name="Source_20_Text"><text:span text:style-name="T8">=&gt;</text:span></text:span><text:span text:style-name="Source_20_Text"><text:span text:style-name="T2"> { </text:span></text:span><text:span text:style-name="Source_20_Text"><text:span text:style-name="T6">/* ... */</text:span></text:span><text:span text:style-name="Source_20_Text"><text:span text:style-name="T2"> } };</text:span></text:span></text:p>
          <text:p text:style-name="P9">JavaScript</text:p>
          <text:p text:style-name="P6"><text:span text:style-name="Source_20_Text"><text:span text:style-name="T5">// src/logic/risk-calculations.js</text:span></text:span></text:p>
          <text:p text:style-name="P5"><text:span text:style-name="Source_20_Text"><text:span text:style-name="T8">const</text:span></text:span><text:span text:style-name="Source_20_Text"><text:span text:style-name="T2"> { </text:span></text:span><text:span text:style-name="Source_20_Text"><text:span text:style-name="T9">AppState</text:span></text:span><text:span text:style-name="Source_20_Text"><text:span text:style-name="T2"> } </text:span></text:span><text:span text:style-name="Source_20_Text"><text:span text:style-name="T11">=</text:span></text:span><text:span text:style-name="Source_20_Text"><text:span text:style-name="T14"> require</text:span></text:span><text:span text:style-name="Source_20_Text"><text:span text:style-name="T2">(</text:span></text:span><text:span text:style-name="Source_20_Text"><text:span text:style-name="T13">'../state/app-state'</text:span></text:span><text:span text:style-name="Source_20_Text"><text:span text:style-name="T2">);</text:span></text:span></text:p>
          <text:p text:style-name="P5"><text:span text:style-name="Source_20_Text"><text:span text:style-name="T8">const</text:span></text:span><text:span text:style-name="Source_20_Text"><text:span text:style-name="T2"> { </text:span></text:span><text:span text:style-name="Source_20_Text"><text:span text:style-name="T9">RiskLevelsFallback</text:span></text:span><text:span text:style-name="Source_20_Text"><text:span text:style-name="T2"> } </text:span></text:span><text:span text:style-name="Source_20_Text"><text:span text:style-name="T11">=</text:span></text:span><text:span text:style-name="Source_20_Text"><text:span text:style-name="T14"> require</text:span></text:span><text:span text:style-name="Source_20_Text"><text:span text:style-name="T2">(</text:span></text:span><text:span text:style-name="Source_20_Text"><text:span text:style-name="T13">'../data/constants'</text:span></text:span><text:span text:style-name="Source_20_Text"><text:span text:style-name="T2">);</text:span></text:span></text:p>
          <text:p text:style-name="P5"/>
          <text:p text:style-name="P5"><text:span text:style-name="Source_20_Text"><text:span text:style-name="T8">function</text:span></text:span><text:span text:style-name="Source_20_Text"><text:span text:style-name="T14"> getRiskDescriptionFallback</text:span></text:span><text:span text:style-name="Source_20_Text"><text:span text:style-name="T2">(</text:span></text:span><text:span text:style-name="Source_20_Text"><text:span text:style-name="T16">S</text:span></text:span><text:span text:style-name="Source_20_Text"><text:span text:style-name="T2">, </text:span></text:span><text:span text:style-name="Source_20_Text"><text:span text:style-name="T16">F</text:span></text:span><text:span text:style-name="Source_20_Text"><text:span text:style-name="T2">, </text:span></text:span><text:span text:style-name="Source_20_Text"><text:span text:style-name="T16">P</text:span></text:span><text:span text:style-name="Source_20_Text"><text:span text:style-name="T2">, </text:span></text:span><text:span text:style-name="Source_20_Text"><text:span text:style-name="T16">A</text:span></text:span><text:span text:style-name="Source_20_Text"><text:span text:style-name="T2">) {</text:span></text:span></text:p>
          <text:p text:style-name="P5"><text:span text:style-name="Source_20_Text"><text:span text:style-name="T7"><text:s text:c="2"/></text:span></text:span><text:span text:style-name="Source_20_Text"><text:span text:style-name="T6">// använder bara parametrar + RiskLevelsFallback</text:span></text:span></text:p>
          <text:p text:style-name="P5"><text:span text:style-name="Source_20_Text"><text:span text:style-name="T7"><text:s text:c="2"/></text:span></text:span><text:span text:style-name="Source_20_Text"><text:span text:style-name="T6">// läser INTE AppState här</text:span></text:span></text:p>
          <text:p text:style-name="P5"><text:span text:style-name="Source_20_Text"><text:span text:style-name="T2">}</text:span></text:span></text:p>
          <text:p text:style-name="P5"/>
          <text:p text:style-name="P5"><text:span text:style-name="Source_20_Text"><text:span text:style-name="T17">module</text:span></text:span><text:span text:style-name="Source_20_Text"><text:span text:style-name="T2">.</text:span></text:span><text:span text:style-name="Source_20_Text"><text:span text:style-name="T17">exports</text:span></text:span><text:span text:style-name="Source_20_Text"><text:span text:style-name="T11"> =</text:span></text:span><text:span text:style-name="Source_20_Text"><text:span text:style-name="T2"> {</text:span></text:span></text:p>
          <text:p text:style-name="P5"><text:span text:style-name="Source_20_Text"><text:span text:style-name="T10"><text:s text:c="2"/></text:span></text:span><text:span text:style-name="Source_20_Text"><text:span text:style-name="T9">getRiskDescriptionFallback</text:span></text:span><text:span text:style-name="Source_20_Text"><text:span text:style-name="T2">,</text:span></text:span></text:p>
          <text:p text:style-name="P5"><text:span text:style-name="Source_20_Text"><text:span text:style-name="T10"><text:s text:c="2"/></text:span></text:span><text:span text:style-name="Source_20_Text"><text:span text:style-name="T9">classifyRisk</text:span></text:span><text:span text:style-name="Source_20_Text"><text:span text:style-name="T2">,</text:span></text:span></text:p>
          <text:p text:style-name="P5"><text:soft-page-break/><text:span text:style-name="Source_20_Text"><text:span text:style-name="T7"><text:s text:c="2"/></text:span></text:span><text:span text:style-name="Source_20_Text"><text:span text:style-name="T6">// ...</text:span></text:span></text:p>
          <text:p text:style-name="P5"><text:span text:style-name="Source_20_Text"><text:span text:style-name="T2">};</text:span></text:span></text:p>
          <text:p text:style-name="P9">JavaScript</text:p>
          <text:p text:style-name="P6"><text:span text:style-name="Source_20_Text"><text:span text:style-name="T5">// src/bridge/window-exports.js <text:s/>← sista filen som laddas</text:span></text:span></text:p>
          <text:p text:style-name="P5"><text:span text:style-name="Source_20_Text"><text:span text:style-name="T8">const</text:span></text:span><text:span text:style-name="Source_20_Text"><text:span text:style-name="T2"> { </text:span></text:span><text:span text:style-name="Source_20_Text"><text:span text:style-name="T9">openRiskMatrixModal</text:span></text:span><text:span text:style-name="Source_20_Text"><text:span text:style-name="T2">, </text:span></text:span><text:span text:style-name="Source_20_Text"><text:span text:style-name="T9">closeRiskMatrixModal</text:span></text:span><text:span text:style-name="Source_20_Text"><text:span text:style-name="T2"> } </text:span></text:span><text:span text:style-name="Source_20_Text"><text:span text:style-name="T11">=</text:span></text:span><text:span text:style-name="Source_20_Text"><text:span text:style-name="T14"> require</text:span></text:span><text:span text:style-name="Source_20_Text"><text:span text:style-name="T2">(</text:span></text:span><text:span text:style-name="Source_20_Text"><text:span text:style-name="T13">'../ui/modals'</text:span></text:span><text:span text:style-name="Source_20_Text"><text:span text:style-name="T2">);</text:span></text:span></text:p>
          <text:p text:style-name="P5"><text:span text:style-name="Source_20_Text"><text:span text:style-name="T8">const</text:span></text:span><text:span text:style-name="Source_20_Text"><text:span text:style-name="T2"> { </text:span></text:span><text:span text:style-name="Source_20_Text"><text:span text:style-name="T9">printRiskAssessment</text:span></text:span><text:span text:style-name="Source_20_Text"><text:span text:style-name="T2"> } </text:span></text:span><text:span text:style-name="Source_20_Text"><text:span text:style-name="T11">=</text:span></text:span><text:span text:style-name="Source_20_Text"><text:span text:style-name="T14"> require</text:span></text:span><text:span text:style-name="Source_20_Text"><text:span text:style-name="T2">(</text:span></text:span><text:span text:style-name="Source_20_Text"><text:span text:style-name="T13">'../ui/reports'</text:span></text:span><text:span text:style-name="Source_20_Text"><text:span text:style-name="T2">);</text:span></text:span></text:p>
          <text:p text:style-name="P5"/>
          <text:p text:style-name="P5"><text:span text:style-name="Source_20_Text"><text:span text:style-name="T9">Object</text:span></text:span><text:span text:style-name="Source_20_Text"><text:span text:style-name="T2">.</text:span></text:span><text:span text:style-name="Source_20_Text"><text:span text:style-name="T14">assign</text:span></text:span><text:span text:style-name="Source_20_Text"><text:span text:style-name="T2">(</text:span></text:span><text:span text:style-name="Source_20_Text"><text:span text:style-name="T9">window</text:span></text:span><text:span text:style-name="Source_20_Text"><text:span text:style-name="T2">, {</text:span></text:span></text:p>
          <text:p text:style-name="P5"><text:span text:style-name="Source_20_Text"><text:span text:style-name="T10"><text:s text:c="2"/></text:span></text:span><text:span text:style-name="Source_20_Text"><text:span text:style-name="T9">openRiskMatrixModal</text:span></text:span><text:span text:style-name="Source_20_Text"><text:span text:style-name="T2">,</text:span></text:span></text:p>
          <text:p text:style-name="P5"><text:span text:style-name="Source_20_Text"><text:span text:style-name="T10"><text:s text:c="2"/></text:span></text:span><text:span text:style-name="Source_20_Text"><text:span text:style-name="T9">closeRiskMatrixModal</text:span></text:span><text:span text:style-name="Source_20_Text"><text:span text:style-name="T2">,</text:span></text:span></text:p>
          <text:p text:style-name="P5"><text:span text:style-name="Source_20_Text"><text:span text:style-name="T10"><text:s text:c="2"/></text:span></text:span><text:span text:style-name="Source_20_Text"><text:span text:style-name="T9">printRiskAssessment</text:span></text:span><text:span text:style-name="Source_20_Text"><text:span text:style-name="T2">,</text:span></text:span></text:p>
          <text:p text:style-name="P5"><text:span text:style-name="Source_20_Text"><text:span text:style-name="T7"><text:s text:c="2"/></text:span></text:span><text:span text:style-name="Source_20_Text"><text:span text:style-name="T6">// ... alla övriga</text:span></text:span></text:p>
          <text:p text:style-name="P5"><text:span text:style-name="Source_20_Text"><text:span text:style-name="T2">});</text:span></text:span></text:p>
        </text:list-item>
      </text:list>
      <text:p text:style-name="Text_20_body">Uppdeatera <text:s/><text:span text:style-name="T1">REFACTOR_PLAN.md efter du annalyserat ovan.</text:span></text:p>
      <text:p text:style-name="P8"/>
      <text:p text:style-name="P8"/>
      <text:p text:style-name="P11"/>
      <text:p text:style-name="P8">☐ Tabell över globala mutationer är komplett ☐ Beroende-matrix för minst 15–20 nyckelfunktioner är klar ☐ Alla window.xxx = … är inventerade och beslut taget ☐ Plan för DOM-id-referenser är klar (ska de också abstrakteras?) ☐ Potentiella cirkulära beroenden är identifierade + lösning vald ☐ Förslag på modul-signatur för de 4–5 viktigaste modulerna är godkända</text:p>
      <text:p text:style-name="Text_20_body">När du känner att denna analys är tillräckligt robust → säg "Steg 2 godkänd – börja med fas X" så kör vi vidare med mycket högre säkerhet.</text:p>
      <text:p text:style-name="P8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Google Sans Text" svg:font-family="'Google Sans Text', sans-serif"/>
    <style:font-face style:name="OpenSymbol" svg:font-family="OpenSymbol"/>
    <style:font-face style:name="var font-ibm-plex-mono" svg:font-family="'var font-ibm-plex-mono'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 A</meta:initial-creator>
    <meta:creation-date>2026-01-04T18:44:54.96</meta:creation-date>
    <dc:date>2026-01-17T16:28:24.51</dc:date>
    <dc:creator>H A</dc:creator>
    <meta:editing-duration>P4DT19H19M22S</meta:editing-duration>
    <meta:editing-cycles>6</meta:editing-cycles>
    <meta:generator>OpenOffice/4.1.15$Win32 OpenOffice.org_project/4115m2$Build-9813</meta:generator>
    <meta:document-statistic meta:table-count="2" meta:image-count="0" meta:object-count="0" meta:page-count="5" meta:paragraph-count="156" meta:word-count="1070" meta:character-count="7941"/>
  </office:meta>
</office:document-meta>
</file>